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7cm"/>
      <style:paragraph-properties style:writing-mode="lr-tb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pr1" style:family="presentation" style:parent-style-name="Title-subtitle">
      <style:graphic-properties draw:fill-color="#ffffff" fo:min-height="2.54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1.875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draw:auto-grow-height="true" fo:min-height="2.16cm"/>
      <style:paragraph-properties style:writing-mode="lr-tb"/>
    </style:style>
    <style:style style:name="pr9" style:family="presentation" style:parent-style-name="Default-subtitle">
      <style:graphic-properties draw:fill-color="#ffffff" fo:min-height="9.91cm"/>
      <style:paragraph-properties style:writing-mode="lr-tb"/>
    </style:style>
    <style:style style:name="pr10" style:family="presentation" style:parent-style-name="Default-title" style:list-style-name="L2">
      <style:graphic-properties fo:min-height="1.912cm"/>
      <style:paragraph-properties style:writing-mode="lr-tb"/>
    </style:style>
    <style:style style:name="co1" style:family="table-column">
      <style:table-column-properties style:column-width="6.39cm" style:use-optimal-column-width="false"/>
    </style:style>
    <style:style style:name="co2" style:family="table-column">
      <style:table-column-properties style:column-width="8.027cm" style:use-optimal-column-width="false"/>
    </style:style>
    <style:style style:name="co3" style:family="table-column">
      <style:table-column-properties style:column-width="10.781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197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paragraph-properties fo:text-align="center"/>
      <style:text-properties fo:font-size="18pt" style:font-size-asian="18pt" style:font-size-complex="18pt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justify" fo:text-indent="0cm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2">
        <office:forms form:automatic-focus="false" form:apply-design-mode="false"/>
        <draw:frame presentation:style-name="pr1" draw:text-style-name="P1" draw:layer="layout" svg:width="25.199cm" svg:height="2.54cm" svg:x="1.301cm" svg:y="12.065cm" presentation:class="subtitle" presentation:user-transformed="true">
          <draw:text-box>
            <text:p>Meeeeeeeeeeeeeeeeeh</text:p>
          </draw:text-box>
        </draw:frame>
        <presentation:notes draw:style-name="dp2">
          <draw:page-thumbnail draw:style-name="gr1" draw:layer="layout" svg:width="20.354cm" svg:height="10.476cm" svg:x="0.616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875cm" svg:x="1.301cm" svg:y="1.3cm" presentation:class="title" presentation:user-transformed="true">
          <draw:text-box>
            <text:p>Протоколы SSL и TLS</text:p>
          </draw:text-box>
        </draw:frame>
        <draw:frame draw:style-name="standard" draw:layer="layout" svg:width="25.197cm" svg:height="10.312cm" svg:x="1.249cm" svg:y="3.83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2">Версия</text:p>
              </table:table-cell>
              <table:table-cell>
                <text:p text:style-name="P2">Дата публикации</text:p>
              </table:table-cell>
              <table:table-cell>
                <text:p text:style-name="P2">Актуальность</text:p>
              </table:table-cell>
            </table:table-row>
            <table:table-row table:style-name="ro3" table:default-cell-style-name="ce1">
              <table:table-cell table:style-name="gray1">
                <text:p text:style-name="P2">SSL 1.0 </text:p>
              </table:table-cell>
              <table:table-cell>
                <text:p text:style-name="P3"><text:span text:style-name="T1">не публиковался </text:span></text:p>
              </table:table-cell>
              <table:table-cell>
                <text:p text:style-name="P3"><text:span text:style-name="T1">не публиковался </text:span></text:p>
              </table:table-cell>
            </table:table-row>
            <table:table-row table:style-name="ro3" table:default-cell-style-name="gray2">
              <table:table-cell>
                <text:p text:style-name="P2">SSL 2.0 </text:p>
              </table:table-cell>
              <table:table-cell>
                <text:p text:style-name="P2">1995</text:p>
              </table:table-cell>
              <table:table-cell table:style-name="ce2">
                <text:p text:style-name="P3"><text:span text:style-name="T1">Признан устаревшим в 2011 году</text:span></text:p>
              </table:table-cell>
            </table:table-row>
            <table:table-row table:style-name="ro3" table:default-cell-style-name="gray1">
              <table:table-cell>
                <text:p text:style-name="P2">SSL 3.0 </text:p>
              </table:table-cell>
              <table:table-cell>
                <text:p text:style-name="P2">1996</text:p>
              </table:table-cell>
              <table:table-cell table:style-name="ce2">
                <text:p text:style-name="P3"><text:span text:style-name="T1">Признан устаревшим в 2015 году</text:span></text:p>
              </table:table-cell>
            </table:table-row>
            <table:table-row table:style-name="ro3" table:default-cell-style-name="gray2">
              <table:table-cell>
                <text:p text:style-name="P2">TLS 1.0 </text:p>
              </table:table-cell>
              <table:table-cell>
                <text:p text:style-name="P2">1999</text:p>
              </table:table-cell>
              <table:table-cell table:style-name="ce2">
                <text:p text:style-name="P3"><text:span text:style-name="T1">Признан устаревшим в 2020 году</text:span></text:p>
              </table:table-cell>
            </table:table-row>
            <table:table-row table:style-name="ro3" table:default-cell-style-name="gray1">
              <table:table-cell>
                <text:p text:style-name="P2">TLS 1.1 </text:p>
              </table:table-cell>
              <table:table-cell>
                <text:p text:style-name="P2">2006</text:p>
              </table:table-cell>
              <table:table-cell table:style-name="ce2">
                <text:p text:style-name="P3"><text:span text:style-name="T1">Признан устаревшим в 2020 году</text:span></text:p>
              </table:table-cell>
            </table:table-row>
            <table:table-row table:style-name="ro3" table:default-cell-style-name="gray2">
              <table:table-cell>
                <text:p text:style-name="P2">TLS 1.2 </text:p>
              </table:table-cell>
              <table:table-cell>
                <text:p text:style-name="P2">2008</text:p>
              </table:table-cell>
              <table:table-cell table:style-name="ce3"/>
            </table:table-row>
            <table:table-row table:style-name="ro3" table:default-cell-style-name="gray1">
              <table:table-cell>
                <text:p text:style-name="P2">TLS 1.3 </text:p>
              </table:table-cell>
              <table:table-cell>
                <text:p text:style-name="P2">2018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8" draw:layer="layout" svg:width="25.199cm" svg:height="2.16cm" svg:x="1.4cm" svg:y="0.628cm" presentation:class="title" presentation:user-transformed="true">
          <draw:text-box>
            <text:p>Handshake TLS 1.2</text:p>
          </draw:text-box>
        </draw:frame>
        <draw:frame presentation:style-name="pr9" draw:text-style-name="P7" draw:layer="layout" svg:width="13.97cm" svg:height="10.693cm" svg:x="6.985cm" svg:y="2.788cm" presentation:class="subtitle" presentation:user-transformed="true">
          <draw:text-box>
            <text:p text:style-name="P2"><text:s/><text:span text:style-name="T2">Client <text:s text:c="46"/>Server</text:span></text:p>
            <text:p text:style-name="P2"><text:span text:style-name="T2"/></text:p>
            <text:p text:style-name="P4"><text:span text:style-name="T2"><text:s text:c="2"/></text:span><text:span text:style-name="T2">ClientHello <text:s text:c="18"/>--------&gt;</text:span></text:p>
            <text:p text:style-name="P5"><text:span text:style-name="T2"><text:s text:c="50"/></text:span><text:span text:style-name="T2">ServerHello</text:span></text:p>
            <text:p text:style-name="P5"><text:span text:style-name="T2"><text:s text:c="49"/></text:span><text:span text:style-name="T2">Certificate*</text:span></text:p>
            <text:p text:style-name="P5"><text:span text:style-name="T2"><text:s text:c="43"/></text:span><text:span text:style-name="T2">ServerKeyExchange*</text:span></text:p>
            <text:p text:style-name="P5"><text:span text:style-name="T2"><text:s text:c="42"/></text:span><text:span text:style-name="T2">CertificateRequest*</text:span></text:p>
            <text:p text:style-name="P5"><text:span text:style-name="T2"><text:s text:c="31"/></text:span><text:span text:style-name="T2">&lt;-------- <text:s text:c="5"/>ServerHelloDone</text:span></text:p>
            <text:p text:style-name="P4"><text:span text:style-name="T2"><text:s text:c="2"/></text:span><text:span text:style-name="T2">Certificate*</text:span></text:p>
            <text:p text:style-name="P4"><text:span text:style-name="T2"><text:s text:c="2"/></text:span><text:span text:style-name="T2">ClientKeyExchange</text:span></text:p>
            <text:p text:style-name="P4"><text:span text:style-name="T2"><text:s text:c="2"/></text:span><text:span text:style-name="T2">CertificateVerify*</text:span></text:p>
            <text:p text:style-name="P4"><text:span text:style-name="T2"><text:s text:c="2"/></text:span><text:span text:style-name="T2">[ChangeCipherSpec]</text:span></text:p>
            <text:p text:style-name="P4"><text:span text:style-name="T2"><text:s text:c="2"/></text:span><text:span text:style-name="T2">Finished <text:s text:c="20"/>--------&gt;</text:span></text:p>
            <text:p text:style-name="P5"><text:span text:style-name="T2"><text:s text:c="43"/></text:span><text:span text:style-name="T2">[ChangeCipherSpec]</text:span></text:p>
            <text:p text:style-name="P5"><text:span text:style-name="T2"><text:s text:c="31"/></text:span><text:span text:style-name="T2">&lt;-------- <text:s text:c="12"/>Finished</text:span></text:p>
            <text:p text:style-name="P2"><text:span text:style-name="T2"><text:s text:c="2"/></text:span><text:span text:style-name="T2">Application Data <text:s text:c="19"/>&lt;-------&gt; <text:s text:c="13"/>Application Data</text:span></text:p>
            <text:p text:style-name="P2"><text:span text:style-name="T2"/></text:p>
            <text:p text:style-name="P6"><text:span text:style-name="T2"/></text:p>
          </draw:text-box>
        </draw:frame>
        <draw:frame draw:style-name="gr2" draw:text-style-name="P9" draw:layer="layout" svg:width="15.24cm" svg:height="1.756cm" svg:x="0.635cm" svg:y="13.335cm">
          <draw:text-box>
            <text:p text:style-name="P8"><text:span text:style-name="T3">Схема обмена Handshake-сообщениями TLS 1.2</text:span></text:p>
            <text:p text:style-name="P8"><text:span text:style-name="T3">(ChangeCipherSpec - не является сообщением Handshake).</text:span></text:p>
            <text:p text:style-name="P8"><text:span text:style-name="T3">Источник: RFC 524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9cm" svg:height="1.912cm" svg:x="1.4cm" svg:y="0.628cm" presentation:class="title" presentation:user-transformed="true">
          <draw:text-box>
            <text:p text:style-name="P2">Handshake TLS 1.3</text:p>
          </draw:text-box>
        </draw:frame>
        <draw:frame draw:style-name="gr3" draw:text-style-name="P10" draw:layer="layout" svg:width="17.78cm" svg:height="11.507cm" svg:x="5.08cm" svg:y="2.54cm">
          <draw:text-box>
            <text:p text:style-name="P2"><text:s/><text:span text:style-name="T2">Client <text:s text:c="42"/>Server</text:span></text:p>
            <text:p><text:span text:style-name="T2"/></text:p>
            <text:p text:style-name="P4"><text:span text:style-name="T2">Key <text:s/>^ ClientHello</text:span></text:p>
            <text:p text:style-name="P4"><text:span text:style-name="T2">Exch | + key_share*</text:span></text:p>
            <text:p text:style-name="P4"><text:span text:style-name="T2"><text:s text:c="9"/></text:span><text:span text:style-name="T2">| + signature_algorithms*</text:span></text:p>
            <text:p text:style-name="P4"><text:span text:style-name="T2"><text:s text:c="9"/></text:span><text:span text:style-name="T2">| + psk_key_exchange_modes*</text:span></text:p>
            <text:p text:style-name="P4"><text:span text:style-name="T2"><text:s text:c="8"/></text:span><text:span text:style-name="T2">v + pre_shared_key* <text:s text:c="6"/>--------&gt;</text:span></text:p>
            <text:p text:style-name="P5"><text:span text:style-name="T2"><text:s text:c="50"/></text:span><text:span text:style-name="T2">ServerHello <text:s/>^ <text:s text:c="6"/>Key </text:span></text:p>
            <text:p text:style-name="P5"><text:span text:style-name="T2"><text:s text:c="49"/></text:span><text:span text:style-name="T2">+ key_share* <text:s/>| <text:s text:c="6"/>Exch</text:span></text:p>
            <text:p text:style-name="P5"><text:span text:style-name="T2"><text:s text:c="44"/></text:span><text:span text:style-name="T2">+ pre_shared_key* <text:s/>v <text:s text:c="13"/></text:span></text:p>
            <text:p text:style-name="P5"><text:span text:style-name="T2"><text:s text:c="40"/></text:span><text:span text:style-name="T2">{EncryptedExtensions} <text:s/>^ <text:s text:c="3"/>Server</text:span></text:p>
            <text:p text:style-name="P5"><text:span text:style-name="T2"><text:s text:c="40"/></text:span><text:span text:style-name="T2">{CertificateRequest*} <text:s/>v <text:s/>Params</text:span></text:p>
            <text:p text:style-name="P5"><text:span text:style-name="T2"><text:s text:c="47"/></text:span><text:span text:style-name="T2">{Certificate*} <text:s/>^ <text:s text:c="14"/></text:span></text:p>
            <text:p text:style-name="P5"><text:span text:style-name="T2"><text:s text:c="41"/></text:span><text:span text:style-name="T2">{CertificateVerify*} <text:s/>| <text:s text:c="7"/>Auth</text:span></text:p>
            <text:p text:style-name="P5"><text:span text:style-name="T2"><text:s text:c="51"/></text:span><text:span text:style-name="T2">{Finished} <text:s/>v <text:s text:c="14"/></text:span></text:p>
            <text:p text:style-name="P5"><text:span text:style-name="T2"><text:s text:c="31"/></text:span><text:span text:style-name="T2">&lt;-------- <text:s/>[Application Data*] <text:s text:c="14"/></text:span></text:p>
            <text:p text:style-name="P4"><text:span text:style-name="T2"><text:s text:c="8"/></text:span><text:span text:style-name="T2">^ {Certificate*}</text:span></text:p>
            <text:p text:style-name="P4"><text:span text:style-name="T2">Auth | {CertificateVerify*}</text:span></text:p>
            <text:p text:style-name="P4"><text:span text:style-name="T2"><text:s text:c="8"/></text:span><text:span text:style-name="T2">v {Finished} <text:s text:c="13"/>--------&gt;</text:span></text:p>
            <text:p text:style-name="P2"><text:span text:style-name="T2">[Application Data] <text:s text:c="13"/>&lt;-------&gt; <text:s text:c="13"/>[Application Data]</text:span></text:p>
          </draw:text-box>
        </draw:frame>
        <draw:frame draw:style-name="gr4" draw:text-style-name="P12" draw:layer="layout" svg:width="10.795cm" svg:height="1.199cm" svg:x="0.635cm" svg:y="14.041cm">
          <draw:text-box>
            <text:p text:style-name="P11"><text:span text:style-name="T3">Установление соединения по полной схеме TLS 1.3</text:span></text:p>
            <text:p text:style-name="P11"><text:span text:style-name="T3">Источник: RFC 844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bottom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4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>
      <style:graphic-properties draw:stroke="none" draw:fill="solid" draw:fill-color="#ffffff" draw:textarea-vertical-align="middle" draw:auto-grow-height="false" fo:min-height="4.32cm" fo:min-width="28cm"/>
    </style:style>
    <style:style style:name="Mgr4" style:family="graphic">
      <style:graphic-properties style:protect="position size"/>
    </style:style>
    <style:style style:name="Mgr5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1.18cm" fo:min-width="27.502cm"/>
    </style:style>
    <style:style style:name="Mgr6" style:family="graphic" style:parent-style-name="standard">
      <style:graphic-properties draw:stroke="none" draw:fill="solid" draw:fill-color="#343a40" draw:opacity="20%" draw:textarea-horizontal-align="justify" draw:textarea-vertical-align="middle" draw:auto-grow-height="false" fo:min-height="1.528cm" fo:min-width="3.818cm" draw:shadow-opacity="20%"/>
    </style:style>
    <style:style style:name="Mgr7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4.83cm" fo:min-width="3.056cm"/>
    </style:style>
    <style:style style:name="Mgr8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4.83cm" fo:min-width="3.056cm"/>
    </style:style>
    <style:style style:name="Mgr9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0.766cm" fo:min-width="0.516cm"/>
    </style:style>
    <style:style style:name="Mgr10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/>
    </style:style>
    <style:style style:name="Mgr11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02cm" fo:min-width="2.294cm"/>
    </style:style>
    <style:style style:name="Mgr12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2.544cm" fo:min-width="8.136cm"/>
    </style:style>
    <style:style style:name="Mgr13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2.544cm" fo:min-width="3.564cm"/>
    </style:style>
    <style:style style:name="Mgr14" style:family="graphic" style:parent-style-name="standard">
      <style:graphic-properties draw:stroke="none" draw:fill="solid" draw:fill-color="#b2b2b2" draw:opacity="65%" draw:textarea-horizontal-align="justify" draw:textarea-vertical-align="middle" draw:auto-grow-height="false" fo:min-height="1.02cm" fo:min-width="3.818cm" draw:shadow-opacity="65%"/>
    </style:style>
    <style:style style:name="Mgr15" style:family="graphic" style:parent-style-name="standard">
      <style:graphic-properties draw:stroke="none" draw:fill="solid" draw:fill-color="#b2b2b2" draw:opacity="35%" draw:textarea-horizontal-align="justify" draw:textarea-vertical-align="middle" draw:auto-grow-height="false" fo:min-height="4.322cm" fo:min-width="3.564cm" draw:shadow-offset-x="0.203cm" draw:shadow-offset-y="0.203cm" draw:shadow-opacity="35%"/>
    </style:style>
    <style:style style:name="Mgr16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036cm" fo:min-width="1.024cm"/>
    </style:style>
    <style:style style:name="Mgr1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814cm" fo:min-width="3.626cm"/>
    </style:style>
    <style:style style:name="Mgr18" style:family="graphic" style:parent-style-name="standard">
      <style:graphic-properties draw:stroke="none" draw:fill="solid" draw:fill-color="#2f4550" draw:opacity="50%" draw:textarea-horizontal-align="justify" draw:textarea-vertical-align="middle" draw:auto-grow-height="false" fo:min-height="2.544cm" fo:min-width="0.262cm" draw:shadow-opacity="50%"/>
    </style:style>
    <style:style style:name="Mgr19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29cm" fo:min-width="0.008cm"/>
    </style:style>
    <style:style style:name="Mgr20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798cm" fo:min-width="0.516cm"/>
    </style:style>
    <style:style style:name="Mgr2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4.068cm" fo:min-width="0.51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  <style:text-properties style:font-name="Noto Sans1"/>
    </style:style>
    <style:style style:name="MP8" style:family="paragraph">
      <loext:graphic-properties draw:fill="solid" draw:fill-color="#e9ecef"/>
      <style:paragraph-properties fo:text-align="center"/>
      <style:text-properties style:font-name="Noto Sans1"/>
    </style:style>
    <style:style style:name="MP9" style:family="paragraph">
      <loext:graphic-properties draw:fill="solid" draw:fill-color="#343a40" draw:opacity="20%"/>
      <style:paragraph-properties fo:text-align="center"/>
      <style:text-properties style:font-name="Noto Sans1"/>
    </style:style>
    <style:style style:name="MP10" style:family="paragraph">
      <loext:graphic-properties draw:fill="solid" draw:fill-color="#ced4da"/>
      <style:paragraph-properties fo:text-align="center"/>
      <style:text-properties style:font-name="Noto Sans1"/>
    </style:style>
    <style:style style:name="MP11" style:family="paragraph">
      <loext:graphic-properties draw:fill="solid" draw:fill-color="#dee2e6"/>
      <style:paragraph-properties fo:text-align="center"/>
      <style:text-properties style:font-name="Noto Sans1"/>
    </style:style>
    <style:style style:name="MP12" style:family="paragraph">
      <loext:graphic-properties draw:fill="solid" draw:fill-color="#adb5bd"/>
      <style:paragraph-properties fo:text-align="center"/>
      <style:text-properties style:font-name="Noto Sans1"/>
    </style:style>
    <style:style style:name="MP13" style:family="paragraph">
      <loext:graphic-properties draw:fill="solid" draw:fill-color="#6c757d"/>
      <style:paragraph-properties fo:text-align="center"/>
      <style:text-properties style:font-name="Noto Sans1"/>
    </style:style>
    <style:style style:name="MP14" style:family="paragraph">
      <loext:graphic-properties draw:fill="solid" draw:fill-color="#b2b2b2" draw:opacity="65%"/>
      <style:paragraph-properties fo:text-align="center"/>
      <style:text-properties style:font-name="Noto Sans1"/>
    </style:style>
    <style:style style:name="MP15" style:family="paragraph">
      <loext:graphic-properties draw:fill="solid" draw:fill-color="#b2b2b2" draw:opacity="35%"/>
      <style:paragraph-properties fo:text-align="center"/>
      <style:text-properties style:font-name="Noto Sans1"/>
    </style:style>
    <style:style style:name="MP16" style:family="paragraph">
      <loext:graphic-properties draw:fill="solid" draw:fill-color="#f4f4f9"/>
      <style:paragraph-properties fo:text-align="center"/>
      <style:text-properties style:font-name="Noto Sans1"/>
    </style:style>
    <style:style style:name="MP17" style:family="paragraph">
      <loext:graphic-properties draw:fill="solid" draw:fill-color="#dddddd"/>
      <style:paragraph-properties fo:text-align="center"/>
      <style:text-properties style:font-name="Noto Sans1"/>
    </style:style>
    <style:style style:name="MP18" style:family="paragraph">
      <loext:graphic-properties draw:fill="solid" draw:fill-color="#2f4550" draw:opacity="50%"/>
      <style:paragraph-properties fo:text-align="center"/>
      <style:text-properties style:font-name="Noto Sans1"/>
    </style:style>
    <style:style style:name="MP19" style:family="paragraph">
      <loext:graphic-properties draw:fill="solid" draw:fill-color="#808080"/>
      <style:paragraph-properties fo:text-align="center"/>
      <style:text-properties style:font-name="Noto Sans1"/>
    </style:style>
    <style:style style:name="MP20" style:family="paragraph">
      <loext:graphic-properties draw:fill="solid" draw:fill-color="#b2b2b2"/>
      <style:paragraph-properties fo:text-align="center"/>
      <style:text-properties style:font-name="Noto Sans1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custom-shape draw:style-name="Mgr3" draw:text-style-name="MP7" draw:layer="backgroundobjects" svg:width="28cm" svg:height="4.32cm" svg:x="0cm" svg:y="11.43cm">
        <text:p/>
        <draw:enhanced-geometry svg:viewBox="0 0 21600 21600" draw:type="rectangle" draw:enhanced-path="M 0 0 L 21600 0 21600 21600 0 21600 0 0 Z N"/>
      </draw:custom-shape>
      <draw:g draw:style-name="Mgr4">
        <draw:custom-shape draw:style-name="Mgr5" draw:text-style-name="MP8" draw:layer="backgroundobjects" svg:width="28.002cm" svg:height="11.43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9" draw:layer="backgroundobjects" svg:width="4.318cm" svg:height="1.778cm" svg:x="0cm" svg:y="3.55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0" draw:layer="backgroundobjects" svg:width="3.556cm" svg:height="5.08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1" draw:layer="backgroundobjects" svg:width="3.556cm" svg:height="5.08cm" svg:x="6.096cm" svg:y="1.524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1.016cm" svg:height="1.016cm" svg:x="9.652cm" svg:y="3.302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3" draw:layer="backgroundobjects" svg:width="4.064cm" svg:height="2.54cm" svg:x="11.68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1" draw:layer="backgroundobjects" svg:width="2.794cm" svg:height="1.27cm" svg:x="12.954cm" svg:y="2.5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0" draw:layer="backgroundobjects" svg:width="8.636cm" svg:height="2.794cm" svg:x="9.652cm" svg:y="4.826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2" draw:layer="backgroundobjects" svg:width="4.064cm" svg:height="2.79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4" draw:layer="backgroundobjects" svg:width="4.318cm" svg:height="1.27cm" svg:x="18.288cm" svg:y="4.064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5" draw:layer="backgroundobjects" svg:width="4.064cm" svg:height="4.572cm" svg:x="20.32cm" svg:y="5.334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6" draw:layer="backgroundobjects" svg:width="1.524cm" svg:height="2.286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7" draw:layer="backgroundobjects" svg:width="4.126cm" svg:height="4.064cm" svg:x="23.876cm" svg:y="0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8" draw:layer="backgroundobjects" svg:width="0.762cm" svg:height="2.794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19" draw:layer="backgroundobjects" svg:width="0.508cm" svg:height="2.54cm" svg:x="4.318cm" svg:y="0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16" draw:layer="backgroundobjects" svg:width="1.016cm" svg:height="3.048cm" svg:x="0cm" svg:y="8.382cm">
          <text:p/>
          <draw:enhanced-geometry svg:viewBox="0 0 21600 21600" draw:type="rectangle" draw:enhanced-path="M 0 0 L 21600 0 21600 21600 0 21600 0 0 Z N"/>
        </draw:custom-shape>
        <draw:custom-shape draw:style-name="Mgr21" draw:text-style-name="MP20" draw:layer="backgroundobjects" svg:width="1.016cm" svg:height="4.318cm" svg:x="26.67cm" svg:y="7.112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1.016cm" svg:height="1.016cm" svg:x="24.384cm" svg:y="5.08cm">
          <text:p/>
          <draw:enhanced-geometry svg:viewBox="0 0 21600 21600" draw:type="rectangle" draw:enhanced-path="M 0 0 L 21600 0 21600 21600 0 21600 0 0 Z N"/>
        </draw:custom-shape>
      </draw:g>
      <draw:frame presentation:style-name="Title-title" draw:layer="backgroundobjects" svg:width="25.199cm" svg:height="2.629cm" svg:x="1.301cm" svg:y="1.3cm" presentation:class="title" presentation:placeholder="true">
        <draw:text-box/>
      </draw:frame>
      <draw:frame draw:layer="backgroundobjects" svg:width="25.199cm" svg:height="9.134cm" svg:x="1.301cm" svg:y="5cm" presentation:class="outline" presentation:placeholder="true">
        <draw:text-box/>
      </draw:frame>
      <presentation:notes style:page-layout-name="PM0">
        <draw:page-thumbnail presentation:style-name="Title-title" draw:layer="backgroundobjects" svg:width="20.354cm" svg:height="10.476cm" svg:x="0.61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2" draw:layer="backgroundobjects" svg:width="9.369cm" svg:height="1.396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4" draw:text-style-name="MP24" draw:layer="backgroundobjects" svg:width="9.369cm" svg:height="1.396cm" svg:x="12.219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5" draw:text-style-name="MP22" draw:layer="backgroundobjects" svg:width="9.369cm" svg:height="1.396cm" svg:x="0cm" svg:y="26.543cm" presentation:class="footer">
          <draw:text-box>
            <text:p text:style-name="MP21"><text:span text:style-name="MT1"><presentation:footer/></text:span></text:p>
          </draw:text-box>
        </draw:frame>
        <draw:frame presentation:style-name="Mpr5" draw:text-style-name="MP24" draw:layer="backgroundobjects" svg:width="9.369cm" svg:height="1.396cm" svg:x="12.219cm" svg:y="26.543cm" presentation:class="page-number">
          <draw:text-box>
            <text:p text:style-name="MP2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6:45:49.708731549</meta:creation-date>
    <dc:date>2022-02-10T18:23:26.329432735</dc:date>
    <meta:editing-duration>PT19M22S</meta:editing-duration>
    <meta:editing-cycles>3</meta:editing-cycles>
    <meta:generator>LibreOffice/7.2.5.2.0$Linux_X86_64 LibreOffice_project/20$Build-2</meta:generator>
    <meta:document-statistic meta:object-count="74"/>
  </office:meta>
</office:document-meta>
</file>